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94a34"/>
    </style:style>
    <style:style style:name="P2" style:family="paragraph" style:parent-style-name="Text_20_body">
      <style:text-properties officeooo:rsid="00094a34" officeooo:paragraph-rsid="00094a34"/>
    </style:style>
    <style:style style:name="P3" style:family="paragraph" style:parent-style-name="Text_20_body">
      <style:text-properties officeooo:paragraph-rsid="00094a34"/>
    </style:style>
    <style:style style:name="T1" style:family="text">
      <style:text-properties officeooo:rsid="00094a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查看请假进度</text:h>
      <text:p text:style-name="P3"><text:span text:style-name="T1">1. 首先,用户查看个人请假进度时,先列出用户请假列表,因为用户不一定一次只申请一次请假,或者说在上一次请假还没审批完成,又申请了一次请假;若查看某次请假详情,点击进入即可查到该次请假流程.</text:span></text:p>
      <text:h text:style-name="Heading_20_2" text:outline-level="2">查看请假状态</text:h>
      <text:p text:style-name="P2">1. 首先,用户查看个人请假状态时,先列出用户请假列表,因为用户不一定一次只申请一次请假,或者说在上一次请假还没审批完成,又申请了一次请假;若查看某次请假详情,点击进入即可查到该次请假状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20:59:17.640090503</meta:creation-date>
    <dc:date>2019-11-15T21:06:23.141327673</dc:date>
    <meta:editing-duration>PT7M11S</meta:editing-duration>
    <meta:editing-cycles>1</meta:editing-cycles>
    <meta:document-statistic meta:table-count="0" meta:image-count="0" meta:object-count="0" meta:page-count="1" meta:paragraph-count="4" meta:word-count="198" meta:character-count="202" meta:non-whitespace-character-count="200"/>
    <meta:generator>LibreOffice/6.0.7.3$Linux_X86_64 LibreOffice_project/00m0$Build-3</meta:generator>
  </office:meta>
</office:document-meta>
</file>